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12000002AA4CAAD47C4709942F.png" manifest:media-type="image/png"/>
  <manifest:file-entry manifest:full-path="Pictures/10000201000006390000033C1378530CB783687B.png" manifest:media-type="image/png"/>
  <manifest:file-entry manifest:full-path="Pictures/100002010000055F000003013435A2DAA77B5146.png" manifest:media-type="image/png"/>
  <manifest:file-entry manifest:full-path="Pictures/10000201000006F800000328BB68EEE8B692C9EF.png" manifest:media-type="image/png"/>
  <manifest:file-entry manifest:full-path="Pictures/1000020100000662000002CF3C1409885FB92248.png" manifest:media-type="image/png"/>
  <manifest:file-entry manifest:full-path="Pictures/1000020100000581000002A2C1D6D509D069E9A0.png" manifest:media-type="image/png"/>
  <manifest:file-entry manifest:full-path="Pictures/1000020100000544000002BFA1E27BB3271D4B6E.png" manifest:media-type="image/png"/>
  <manifest:file-entry manifest:full-path="Pictures/100002010000064300000342877407D24A2F6365.png" manifest:media-type="image/png"/>
  <manifest:file-entry manifest:full-path="Pictures/100002010000053C000002FE9CE7072437CE0025.png" manifest:media-type="image/png"/>
  <manifest:file-entry manifest:full-path="Pictures/10000201000005C1000002CF295864EE3EA83ADE.png" manifest:media-type="image/png"/>
  <manifest:file-entry manifest:full-path="Pictures/1000020100000527000002ACA105E77E9C0E7E99.png" manifest:media-type="image/png"/>
  <manifest:file-entry manifest:full-path="Pictures/10000201000006F8000002A63601D13A65130286.png" manifest:media-type="image/png"/>
  <manifest:file-entry manifest:full-path="Pictures/1000020100000524000002DE317BAF09FFE4AE3B.png" manifest:media-type="image/png"/>
  <manifest:file-entry manifest:full-path="Pictures/1000020100000572000002B21CC42E4B457DAB00.png" manifest:media-type="image/png"/>
  <manifest:file-entry manifest:full-path="Pictures/1000020100000543000002EB813419A6FE4A4E1F.png" manifest:media-type="image/png"/>
  <manifest:file-entry manifest:full-path="Pictures/10000201000006F400000271B60DC5162E35F6D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1cbe" officeooo:paragraph-rsid="00021cb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Queries</text:p>
      <text:p text:style-name="P1"><draw:frame draw:style-name="fr1" draw:name="Image1" text:anchor-type="char" svg:width="6.6925in" svg:height="3.478in" draw:z-index="0"><draw:image xlink:href="Pictures/10000201000006390000033C1378530CB783687B.png" xlink:type="simple" xlink:show="embed" xlink:actuate="onLoad" draw:mime-type="image/png"/></draw:frame><text:s/></text:p>
      <text:p text:style-name="P1"><draw:frame draw:style-name="fr1" draw:name="Image2" text:anchor-type="char" svg:width="6.6925in" svg:height="3.0307in" draw:z-index="1"><draw:image xlink:href="Pictures/10000201000006F800000328BB68EEE8B692C9EF.png" xlink:type="simple" xlink:show="embed" xlink:actuate="onLoad" draw:mime-type="image/png"/></draw:frame><text:s/></text:p>
      <text:p text:style-name="P1"/>
      <text:p text:style-name="P1"><draw:frame draw:style-name="fr1" draw:name="Image3" text:anchor-type="char" svg:width="6.6925in" svg:height="2.9445in" draw:z-index="2"><draw:image xlink:href="Pictures/1000020100000662000002CF3C1409885FB92248.png" xlink:type="simple" xlink:show="embed" xlink:actuate="onLoad" draw:mime-type="image/png"/></draw:frame><text:soft-page-break/><text:s/></text:p>
      <text:p text:style-name="P1"><draw:frame draw:style-name="fr2" draw:name="Image4" text:anchor-type="char" svg:width="5.2547in" svg:height="2.7402in" draw:z-index="3"><draw:image xlink:href="Pictures/1000020100000544000002BFA1E27BB3271D4B6E.png" xlink:type="simple" xlink:show="embed" xlink:actuate="onLoad" draw:mime-type="image/png"/></draw:frame><text:s/></text:p>
      <text:p text:style-name="P1"><draw:frame draw:style-name="fr2" draw:name="Image5" text:anchor-type="char" svg:width="5.4437in" svg:height="3.0445in" draw:z-index="4"><draw:image xlink:href="Pictures/100002010000055F000003013435A2DAA77B5146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><draw:frame draw:style-name="fr2" draw:name="Image6" text:anchor-type="char" svg:width="5.6382in" svg:height="2.9626in" draw:z-index="5"><draw:image xlink:href="Pictures/1000020100000512000002AA4CAAD47C4709942F.png" xlink:type="simple" xlink:show="embed" xlink:actuate="onLoad" draw:mime-type="image/png"/></draw:frame><draw:frame draw:style-name="fr4" draw:name="Image7" text:anchor-type="char" svg:x="0.9929in" svg:y="3.0984in" svg:width="4.9992in" svg:height="2.3909in" draw:z-index="6"><draw:image xlink:href="Pictures/1000020100000581000002A2C1D6D509D069E9A0.png" xlink:type="simple" xlink:show="embed" xlink:actuate="onLoad" draw:mime-type="image/png"/></draw:frame><text:soft-page-break/><text:s/></text:p>
      <text:p text:style-name="P1"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8" text:anchor-type="char" svg:width="4.9992in" svg:height="2.8575in" draw:z-index="7"><draw:image xlink:href="Pictures/100002010000053C000002FE9CE7072437CE0025.png" xlink:type="simple" xlink:show="embed" xlink:actuate="onLoad" draw:mime-type="image/png"/></draw:frame></text:p>
      <text:p text:style-name="P1"/>
      <text:p text:style-name="P1"/>
      <text:p text:style-name="P1"><text:s text:c="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9" text:anchor-type="char" svg:width="5.4272in" svg:height="2.6484in" draw:z-index="8"><draw:image xlink:href="Pictures/10000201000005C1000002CF295864EE3EA83ADE.png" xlink:type="simple" xlink:show="embed" xlink:actuate="onLoad" draw:mime-type="image/png"/></draw:frame><text:s/></text:p>
      <text:p text:style-name="P1"><draw:frame draw:style-name="fr2" draw:name="Image10" text:anchor-type="char" svg:width="4.7354in" svg:height="2.4555in" draw:z-index="9"><draw:image xlink:href="Pictures/1000020100000527000002ACA105E77E9C0E7E99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1" text:anchor-type="char" svg:width="5.1661in" svg:height="2.6874in" draw:z-index="10"><draw:image xlink:href="Pictures/100002010000064300000342877407D24A2F6365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12" text:anchor-type="char" svg:width="6.6925in" svg:height="2.5429in" draw:z-index="11"><draw:image xlink:href="Pictures/10000201000006F8000002A63601D13A65130286.png" xlink:type="simple" xlink:show="embed" xlink:actuate="onLoad" draw:mime-type="image/png"/></draw:frame><text:s/></text:p>
      <text:p text:style-name="P1"/>
      <text:p text:style-name="P1"><draw:frame draw:style-name="fr2" draw:name="Image13" text:anchor-type="char" svg:width="5.6728in" svg:height="3.1638in" draw:z-index="12"><draw:image xlink:href="Pictures/1000020100000524000002DE317BAF09FFE4AE3B.png" xlink:type="simple" xlink:show="embed" xlink:actuate="onLoad" draw:mime-type="image/png"/></draw:frame><text:s/></text:p>
      <text:p text:style-name="P1"/>
      <text:p text:style-name="P1"/>
      <text:p text:style-name="P1"><draw:frame draw:style-name="fr2" draw:name="Image14" text:anchor-type="char" svg:width="5.1866in" svg:height="2.5673in" draw:z-index="13"><draw:image xlink:href="Pictures/1000020100000572000002B21CC42E4B457DAB00.png" xlink:type="simple" xlink:show="embed" xlink:actuate="onLoad" draw:mime-type="image/png"/></draw:frame><text:s/></text:p>
      <text:p text:style-name="P1"/>
      <text:p text:style-name="P1"/>
      <text:p text:style-name="P1"><text:soft-page-break/></text:p>
      <text:p text:style-name="P1"><draw:frame draw:style-name="fr2" draw:name="Image15" text:anchor-type="char" svg:width="5.1661in" svg:height="2.8646in" draw:z-index="14"><draw:image xlink:href="Pictures/1000020100000543000002EB813419A6FE4A4E1F.png" xlink:type="simple" xlink:show="embed" xlink:actuate="onLoad" draw:mime-type="image/png"/></draw:frame><text:s/></text:p>
      <text:p text:style-name="P1"/>
      <text:p text:style-name="P1"><draw:frame draw:style-name="fr1" draw:name="Image16" text:anchor-type="char" svg:width="6.6925in" svg:height="2.3492in" draw:z-index="15"><draw:image xlink:href="Pictures/10000201000006F400000271B60DC5162E35F6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7M58S</meta:editing-duration>
    <meta:editing-cycles>3</meta:editing-cycles>
    <meta:generator>LibreOffice/7.0.4.2$Windows_X86_64 LibreOffice_project/dcf040e67528d9187c66b2379df5ea4407429775</meta:generator>
    <dc:date>2021-09-22T13:33:11.960000000</dc:date>
    <meta:document-statistic meta:table-count="0" meta:image-count="16" meta:object-count="0" meta:page-count="6" meta:paragraph-count="16" meta:word-count="2" meta:character-count="29" meta:non-whitespace-character-count="10"/>
    <meta:user-defined meta:name="Info 1"/>
    <meta:user-defined meta:name="Info 2"/>
    <meta:user-defined meta:name="Info 3"/>
    <meta:user-defined meta:name="Info 4"/>
  </office:meta>
</office:document-meta>
</file>